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647b" officeooo:paragraph-rsid="000d647b"/>
    </style:style>
    <style:style style:name="P2" style:family="paragraph" style:parent-style-name="Text_20_body">
      <style:text-properties officeooo:rsid="000d647b" officeooo:paragraph-rsid="000d647b"/>
    </style:style>
    <style:style style:name="P3" style:family="paragraph" style:parent-style-name="Heading_20_3">
      <style:text-properties officeooo:rsid="000d647b" officeooo:paragraph-rsid="00258e16"/>
    </style:style>
    <style:style style:name="P4" style:family="paragraph" style:parent-style-name="Heading_20_3">
      <style:text-properties officeooo:rsid="0015c685" officeooo:paragraph-rsid="0015c685"/>
    </style:style>
    <style:style style:name="P5" style:family="paragraph" style:parent-style-name="Standard">
      <style:text-properties officeooo:rsid="0015c685" officeooo:paragraph-rsid="0015c685"/>
    </style:style>
    <style:style style:name="P6" style:family="paragraph" style:parent-style-name="Text_20_body">
      <style:text-properties officeooo:rsid="0015c685" officeooo:paragraph-rsid="0015c685"/>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Preformatted_20_Text">
      <style:paragraph-properties fo:margin-top="0in" fo:margin-bottom="0.1965in" style:contextual-spacing="false" style:writing-mode="lr-tb"/>
      <style:text-properties officeooo:paragraph-rsid="00208b89"/>
    </style:style>
    <style:style style:name="P9" style:family="paragraph" style:parent-style-name="Text_20_body">
      <style:text-properties officeooo:paragraph-rsid="00208b89"/>
    </style:style>
    <style:style style:name="P10" style:family="paragraph" style:parent-style-name="Preformatted_20_Text">
      <style:paragraph-properties fo:margin-top="0in" fo:margin-bottom="0.1965in" style:contextual-spacing="false" style:writing-mode="lr-tb"/>
      <style:text-properties officeooo:paragraph-rsid="00221f3a"/>
    </style:style>
    <style:style style:name="P11" style:family="paragraph" style:parent-style-name="Text_20_body">
      <style:text-properties officeooo:paragraph-rsid="00221f3a"/>
    </style:style>
    <style:style style:name="P12" style:family="paragraph" style:parent-style-name="Standard">
      <style:text-properties fo:font-weight="bold" officeooo:rsid="000d647b" officeooo:paragraph-rsid="000d647b" style:font-weight-asian="bold" style:font-weight-complex="bold"/>
    </style:style>
    <style:style style:name="P13" style:family="paragraph" style:parent-style-name="Standard">
      <style:text-properties fo:font-weight="bold" officeooo:rsid="0010020d" officeooo:paragraph-rsid="0010020d" style:font-weight-asian="bold" style:font-weight-complex="bold"/>
    </style:style>
    <style:style style:name="P14" style:family="paragraph" style:parent-style-name="Standard">
      <style:text-properties fo:font-weight="bold" officeooo:rsid="00134e7e" officeooo:paragraph-rsid="00134e7e" style:font-weight-asian="bold" style:font-weight-complex="bold"/>
    </style:style>
    <style:style style:name="P15" style:family="paragraph" style:parent-style-name="Standard">
      <style:text-properties fo:font-weight="bold" officeooo:rsid="0013ecad" officeooo:paragraph-rsid="0013ecad" style:font-weight-asian="bold" style:font-weight-complex="bold"/>
    </style:style>
    <style:style style:name="P16" style:family="paragraph" style:parent-style-name="Standard">
      <style:text-properties fo:font-weight="bold" officeooo:rsid="0014cae1" officeooo:paragraph-rsid="0014cae1" style:font-weight-asian="bold" style:font-weight-complex="bold"/>
    </style:style>
    <style:style style:name="P17" style:family="paragraph" style:parent-style-name="Standard">
      <style:text-properties fo:font-weight="bold" officeooo:rsid="0015c685" officeooo:paragraph-rsid="0015c685" style:font-weight-asian="bold" style:font-weight-complex="bold"/>
    </style:style>
    <style:style style:name="P18" style:family="paragraph" style:parent-style-name="Standard">
      <style:text-properties fo:font-weight="bold" officeooo:rsid="001caf97" officeooo:paragraph-rsid="001caf97" style:font-weight-asian="bold" style:font-weight-complex="bold"/>
    </style:style>
    <style:style style:name="P19" style:family="paragraph" style:parent-style-name="Standard">
      <style:paragraph-properties fo:text-align="center" style:justify-single-word="false"/>
      <style:text-properties fo:font-weight="bold" officeooo:rsid="00208b89" officeooo:paragraph-rsid="00208b89" style:font-weight-asian="bold" style:font-weight-complex="bold"/>
    </style:style>
    <style:style style:name="P20" style:family="paragraph" style:parent-style-name="Standard">
      <style:text-properties fo:font-weight="bold" officeooo:rsid="00221f3a" officeooo:paragraph-rsid="00221f3a" style:font-weight-asian="bold" style:font-weight-complex="bold"/>
    </style:style>
    <style:style style:name="P21" style:family="paragraph" style:parent-style-name="Standard">
      <style:text-properties fo:font-weight="bold" officeooo:rsid="00178278" officeooo:paragraph-rsid="00178278" style:font-weight-asian="bold" style:font-weight-complex="bold"/>
    </style:style>
    <style:style style:name="P22" style:family="paragraph" style:parent-style-name="Standard">
      <style:text-properties fo:font-weight="bold" officeooo:rsid="0017b755" officeooo:paragraph-rsid="0017b755" style:font-weight-asian="bold" style:font-weight-complex="bold"/>
    </style:style>
    <style:style style:name="P23" style:family="paragraph" style:parent-style-name="Text_20_body">
      <style:text-properties fo:font-weight="bold" officeooo:rsid="000fa600" officeooo:paragraph-rsid="000fa600" style:font-weight-asian="bold" style:font-weight-complex="bold"/>
    </style:style>
    <style:style style:name="P24" style:family="paragraph" style:parent-style-name="Text_20_body">
      <style:text-properties fo:font-weight="bold" officeooo:rsid="001cf254" officeooo:paragraph-rsid="001cf254" style:font-weight-asian="bold" style:font-weight-complex="bold"/>
    </style:style>
    <style:style style:name="P25" style:family="paragraph" style:parent-style-name="Text_20_body">
      <style:text-properties fo:font-weight="bold" officeooo:rsid="001ed8d5" officeooo:paragraph-rsid="001ed8d5" style:font-weight-asian="bold" style:font-weight-complex="bold"/>
    </style:style>
    <style:style style:name="P26" style:family="paragraph" style:parent-style-name="Standard">
      <style:text-properties officeooo:rsid="0010020d" officeooo:paragraph-rsid="0010020d"/>
    </style:style>
    <style:style style:name="P27" style:family="paragraph" style:parent-style-name="Standard">
      <style:text-properties officeooo:rsid="00134e7e" officeooo:paragraph-rsid="00134e7e"/>
    </style:style>
    <style:style style:name="P28" style:family="paragraph" style:parent-style-name="Standard">
      <style:text-properties officeooo:rsid="0013ecad" officeooo:paragraph-rsid="0013ecad"/>
    </style:style>
    <style:style style:name="P29" style:family="paragraph" style:parent-style-name="Standard">
      <style:text-properties officeooo:rsid="0014cae1" officeooo:paragraph-rsid="0014cae1"/>
    </style:style>
    <style:style style:name="P30" style:family="paragraph" style:parent-style-name="Standard">
      <style:text-properties officeooo:rsid="00178278" officeooo:paragraph-rsid="00178278"/>
    </style:style>
    <style:style style:name="P31" style:family="paragraph" style:parent-style-name="Standard">
      <style:text-properties officeooo:rsid="0017b755" officeooo:paragraph-rsid="0017b755"/>
    </style:style>
    <style:style style:name="P32" style:family="paragraph" style:parent-style-name="Standard">
      <style:text-properties officeooo:rsid="001caf97" officeooo:paragraph-rsid="001caf97"/>
    </style:style>
    <style:style style:name="P33" style:family="paragraph" style:parent-style-name="Text_20_body">
      <style:text-properties officeooo:rsid="001caf97" officeooo:paragraph-rsid="001caf97"/>
    </style:style>
    <style:style style:name="P34" style:family="paragraph" style:parent-style-name="Standard">
      <style:text-properties officeooo:rsid="00208b89" officeooo:paragraph-rsid="00208b89"/>
    </style:style>
    <style:style style:name="P35" style:family="paragraph" style:parent-style-name="Standard">
      <style:text-properties officeooo:rsid="00221f3a" officeooo:paragraph-rsid="00221f3a"/>
    </style:style>
    <style:style style:name="P36" style:family="paragraph" style:parent-style-name="Text_20_body">
      <style:text-properties officeooo:rsid="00221f3a" officeooo:paragraph-rsid="00221f3a"/>
    </style:style>
    <style:style style:name="P37" style:family="paragraph" style:parent-style-name="Text_20_body">
      <style:text-properties officeooo:paragraph-rsid="000d647b"/>
    </style:style>
    <style:style style:name="P38" style:family="paragraph" style:parent-style-name="Heading_20_3">
      <style:text-properties officeooo:paragraph-rsid="000d647b"/>
    </style:style>
    <style:style style:name="P39" style:family="paragraph" style:parent-style-name="Text_20_body">
      <style:text-properties officeooo:rsid="000fa600" officeooo:paragraph-rsid="000fa600"/>
    </style:style>
    <style:style style:name="P40" style:family="paragraph" style:parent-style-name="Text_20_body">
      <style:text-properties officeooo:paragraph-rsid="001208aa"/>
    </style:style>
    <style:style style:name="P41" style:family="paragraph" style:parent-style-name="Text_20_body">
      <style:text-properties officeooo:paragraph-rsid="0017b755"/>
    </style:style>
    <style:style style:name="P42" style:family="paragraph" style:parent-style-name="Text_20_body">
      <style:text-properties officeooo:rsid="001cf254" officeooo:paragraph-rsid="001cf254"/>
    </style:style>
    <style:style style:name="P43" style:family="paragraph" style:parent-style-name="Text_20_body">
      <style:text-properties officeooo:rsid="001ed8d5" officeooo:paragraph-rsid="001ed8d5"/>
    </style:style>
    <style:style style:name="P44" style:family="paragraph" style:parent-style-name="Heading_20_3">
      <style:text-properties officeooo:rsid="0026b71d" officeooo:paragraph-rsid="0026b71d"/>
    </style:style>
    <style:style style:name="P45" style:family="paragraph" style:parent-style-name="Preformatted_20_Text" style:list-style-name="L14">
      <style:paragraph-properties fo:margin-top="0in" fo:margin-bottom="0.1965in" style:contextual-spacing="false" style:writing-mode="lr-tb"/>
    </style:style>
    <style:style style:name="P46" style:family="paragraph" style:parent-style-name="Preformatted_20_Text" style:list-style-name="L21">
      <style:paragraph-properties fo:margin-top="0in" fo:margin-bottom="0.1965in" style:contextual-spacing="false" style:writing-mode="lr-tb"/>
    </style:style>
    <style:style style:name="P47" style:family="paragraph" style:parent-style-name="Preformatted_20_Text" style:list-style-name="L23">
      <style:paragraph-properties fo:margin-top="0in" fo:margin-bottom="0.1965in" style:contextual-spacing="false" style:writing-mode="lr-tb"/>
    </style:style>
    <style:style style:name="P48" style:family="paragraph" style:parent-style-name="Preformatted_20_Text" style:list-style-name="L24">
      <style:paragraph-properties fo:margin-top="0in" fo:margin-bottom="0.1965in" style:contextual-spacing="false" style:writing-mode="lr-tb"/>
    </style:style>
    <style:style style:name="P49" style:family="paragraph" style:parent-style-name="Preformatted_20_Text">
      <style:paragraph-properties style:writing-mode="lr-tb"/>
    </style:style>
    <style:style style:name="P50" style:family="paragraph" style:parent-style-name="Preformatted_20_Text">
      <style:paragraph-properties fo:margin-top="0in" fo:margin-bottom="0.1965in" style:contextual-spacing="false" style:writing-mode="lr-tb"/>
    </style:style>
    <style:style style:name="P51" style:family="paragraph" style:parent-style-name="Preformatted_20_Text" style:list-style-name="L27">
      <style:paragraph-properties style:writing-mode="lr-tb"/>
    </style:style>
    <style:style style:name="P52" style:family="paragraph" style:parent-style-name="Preformatted_20_Text" style:list-style-name="L27">
      <style:paragraph-properties fo:margin-top="0in" fo:margin-bottom="0.1965in" style:contextual-spacing="false" style:writing-mode="lr-tb"/>
    </style:style>
    <style:style style:name="P53" style:family="paragraph" style:parent-style-name="Preformatted_20_Text" style:list-style-name="L29">
      <style:paragraph-properties fo:margin-top="0in" fo:margin-bottom="0.1965in" style:contextual-spacing="false" style:writing-mode="lr-tb"/>
    </style:style>
    <style:style style:name="P54" style:family="paragraph" style:parent-style-name="Preformatted_20_Text" style:list-style-name="L31">
      <style:paragraph-properties fo:margin-top="0in" fo:margin-bottom="0.1965in" style:contextual-spacing="false" style:writing-mode="lr-tb"/>
    </style:style>
    <style:style style:name="P55" style:family="paragraph" style:parent-style-name="Standard" style:list-style-name="L2">
      <style:text-properties officeooo:rsid="000d647b" officeooo:paragraph-rsid="000d647b"/>
    </style:style>
    <style:style style:name="P56" style:family="paragraph" style:parent-style-name="Standard">
      <style:text-properties officeooo:rsid="0017b755" officeooo:paragraph-rsid="0017b755"/>
    </style:style>
    <style:style style:name="P57" style:family="paragraph" style:parent-style-name="Standard">
      <style:text-properties officeooo:rsid="0026b71d" officeooo:paragraph-rsid="0026b71d"/>
    </style:style>
    <style:style style:name="P58" style:family="paragraph" style:parent-style-name="Text_20_body" style:list-style-name="L1">
      <style:text-properties officeooo:paragraph-rsid="00258e16"/>
    </style:style>
    <style:style style:name="P59" style:family="paragraph" style:parent-style-name="Text_20_body" style:list-style-name="L1">
      <style:text-properties officeooo:rsid="000d647b" officeooo:paragraph-rsid="00258e16"/>
    </style:style>
    <style:style style:name="P60" style:family="paragraph" style:parent-style-name="Text_20_body" style:list-style-name="L3"/>
    <style:style style:name="P61" style:family="paragraph" style:parent-style-name="Text_20_body" style:list-style-name="L3">
      <style:paragraph-properties fo:margin-top="0in" fo:margin-bottom="0in" style:contextual-spacing="false"/>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5">
      <style:paragraph-properties fo:margin-top="0in" fo:margin-bottom="0in" style:contextual-spacing="false"/>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5">
      <style:paragraph-properties fo:margin-top="0in" fo:margin-bottom="0in" style:contextual-spacing="false"/>
    </style:style>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7">
      <style:paragraph-properties fo:margin-top="0in" fo:margin-bottom="0in" style:contextual-spacing="false"/>
    </style:style>
    <style:style style:name="P79" style:family="paragraph" style:parent-style-name="Text_20_body" style:list-style-name="L18"/>
    <style:style style:name="P80" style:family="paragraph" style:parent-style-name="Text_20_body" style:list-style-name="L18">
      <style:paragraph-properties fo:margin-top="0in" fo:margin-bottom="0in" style:contextual-spacing="false"/>
    </style:style>
    <style:style style:name="P81" style:family="paragraph" style:parent-style-name="Text_20_body" style:list-style-name="L19"/>
    <style:style style:name="P82" style:family="paragraph" style:parent-style-name="Text_20_body" style:list-style-name="L19">
      <style:paragraph-properties fo:margin-top="0in" fo:margin-bottom="0in" style:contextual-spacing="false"/>
    </style:style>
    <style:style style:name="P83" style:family="paragraph" style:parent-style-name="Text_20_body" style:list-style-name="L20"/>
    <style:style style:name="P84" style:family="paragraph" style:parent-style-name="Text_20_body" style:list-style-name="L20">
      <style:paragraph-properties fo:margin-top="0in" fo:margin-bottom="0in" style:contextual-spacing="false"/>
    </style:style>
    <style:style style:name="P85" style:family="paragraph" style:parent-style-name="Text_20_body" style:list-style-name="L21"/>
    <style:style style:name="P86" style:family="paragraph" style:parent-style-name="Text_20_body" style:list-style-name="L21">
      <style:paragraph-properties fo:margin-top="0in" fo:margin-bottom="0in" style:contextual-spacing="false"/>
    </style:style>
    <style:style style:name="P87" style:family="paragraph" style:parent-style-name="Text_20_body" style:list-style-name="L22"/>
    <style:style style:name="P88" style:family="paragraph" style:parent-style-name="Text_20_body" style:list-style-name="L23"/>
    <style:style style:name="P89" style:family="paragraph" style:parent-style-name="Text_20_body" style:list-style-name="L23">
      <style:paragraph-properties fo:margin-top="0in" fo:margin-bottom="0in" style:contextual-spacing="false"/>
    </style:style>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8">
      <style:paragraph-properties fo:margin-top="0in" fo:margin-bottom="0in" style:contextual-spacing="false"/>
    </style:style>
    <style:style style:name="P96" style:family="paragraph" style:parent-style-name="Text_20_body" style:list-style-name="L29"/>
    <style:style style:name="P97" style:family="paragraph" style:parent-style-name="Text_20_body" style:list-style-name="L29">
      <style:paragraph-properties fo:margin-top="0in" fo:margin-bottom="0in" style:contextual-spacing="false"/>
    </style:style>
    <style:style style:name="P98" style:family="paragraph" style:parent-style-name="Text_20_body" style:list-style-name="L30"/>
    <style:style style:name="P99" style:family="paragraph" style:parent-style-name="Text_20_body" style:list-style-name="L30">
      <style:paragraph-properties fo:margin-top="0in" fo:margin-bottom="0in" style:contextual-spacing="false"/>
    </style:style>
    <style:style style:name="P100" style:family="paragraph" style:parent-style-name="Text_20_body" style:list-style-name="L31"/>
    <style:style style:name="P101" style:family="paragraph" style:parent-style-name="Text_20_body" style:list-style-name="L31">
      <style:paragraph-properties fo:margin-top="0in" fo:margin-bottom="0in" style:contextual-spacing="false"/>
    </style:style>
    <style:style style:name="T1" style:family="text">
      <style:text-properties officeooo:rsid="000d647b"/>
    </style:style>
    <style:style style:name="T2" style:family="text">
      <style:text-properties officeooo:rsid="001208aa"/>
    </style:style>
    <style:style style:name="T3" style:family="text">
      <style:text-properties officeooo:rsid="0017b755"/>
    </style:style>
    <style:style style:name="T4" style:family="text">
      <style:text-properties officeooo:rsid="00208b89"/>
    </style:style>
    <style:style style:name="T5" style:family="text">
      <style:text-properties officeooo:rsid="0021f4fd"/>
    </style:style>
    <style:style style:name="T6" style:family="text">
      <style:text-properties officeooo:rsid="00221f3a"/>
    </style:style>
    <style:style style:name="T7" style:family="text">
      <style:text-properties officeooo:rsid="00258e1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7">GIT &amp; GITHUB</text:span></text:p>
      <text:h text:style-name="P3" text:outline-level="3"><text:span text:style-name="Strong_20_Emphasis"/></text:h>
      <text:h text:style-name="P3" text:outline-level="3"><text:span text:style-name="Strong_20_Emphasis">Git</text:span> vs <text:span text:style-name="Strong_20_Emphasis">GitHub</text:span>: </text:h>
      <text:list xml:id="list3580512441" text:style-name="L1">
        <text:list-item>
          <text:p text:style-name="P58"><text:span text:style-name="Strong_20_Emphasis">Git</text:span> is a <text:span text:style-name="Strong_20_Emphasis">version control system</text:span>. It helps you track changes in your code, manage different versions of your project, and collaborate with others. You use Git to save and organize your work locally (on your own computer) and to manage code history.</text:p>
        </text:list-item>
        <text:list-item>
          <text:p text:style-name="P59"><text:span text:style-name="Strong_20_Emphasis">GitHub</text:span> is a <text:span text:style-name="Strong_20_Emphasis">platform</text:span> that hosts Git repositories online. It allows you to store your Git repositories in the cloud, share them with others, collaborate, and track issues. GitHub makes it easy to use Git with a web interface, providing features like pull requests, issues, and documentation</text:p>
        </text:list-item>
      </text:list>
      <text:p text:style-name="P1"/>
      <text:p text:style-name="P12">Git alternative tools:</text:p>
      <text:p text:style-name="P1"/>
      <text:list xml:id="list1735712280" text:style-name="L2">
        <text:list-item>
          <text:p text:style-name="P55">svn</text:p>
        </text:list-item>
        <text:list-item>
          <text:p text:style-name="P55">cvs</text:p>
        </text:list-item>
      </text:list>
      <text:p text:style-name="P1"/>
      <text:p text:style-name="P12">distributed and centralized:</text:p>
      <text:p text:style-name="P1"/>
      <text:p text:style-name="P37"><text:span text:style-name="Strong_20_Emphasis"><text:span text:style-name="T1">Git</text:span></text:span><text:span text:style-name="T1"> is a </text:span><text:span text:style-name="Strong_20_Emphasis"><text:span text:style-name="T1">distributed version control system (DVCS)</text:span></text:span><text:span text:style-name="T1">, meaning each user has a full copy of the entire repository, including its history, on their local machine. This allows users to work offline and commit changes locally, then later sync with others when needed.</text:span></text:p>
      <text:p text:style-name="P37"><text:span text:style-name="Strong_20_Emphasis">SVN (Subversion)</text:span> is a <text:span text:style-name="Strong_20_Emphasis">centralized version control system (CVCS)</text:span>, meaning there is a central repository that stores all the project data, and users interact with this central server to check out or commit changes. All changes are made to the central repository, and network access is required to perform most actions.</text:p>
      <text:p text:style-name="P1"/>
      <text:p text:style-name="P12">Fork:</text:p>
      <text:p text:style-name="P1"/>
      <text:p text:style-name="P1">A <text:span text:style-name="Strong_20_Emphasis">fork</text:span> is simply a <text:span text:style-name="Strong_20_Emphasis">copy</text:span> of a project (repository) that you create in your own account. It allows you to work on the project independently without affecting the original version. </text:p>
      <text:p text:style-name="P1"/>
      <text:h text:style-name="P38" text:outline-level="3"/>
      <text:p text:style-name="Text_20_body"/>
      <text:p text:style-name="Text_20_body"/>
      <text:p text:style-name="Text_20_body"/>
      <text:p text:style-name="Text_20_body"/>
      <text:p text:style-name="Text_20_body"><text:soft-page-break/></text:p>
      <text:p text:style-name="P23">Git cmd :</text:p>
      <text:p text:style-name="P23">git init:</text:p>
      <text:p text:style-name="P39">The command <text:span text:style-name="Source_20_Text">git init</text:span> is used to <text:span text:style-name="Strong_20_Emphasis">initialize a new Git repository</text:span> in your project directory. </text:p>
      <text:p text:style-name="P13">Git push:</text:p>
      <text:p text:style-name="P26"/>
      <text:p text:style-name="P2">The <text:span text:style-name="Source_20_Text">git push</text:span> command is used to <text:span text:style-name="Strong_20_Emphasis">upload</text:span> your local commits to a remote repository, like GitHub or GitLab. This makes your changes available to other people who have access to the repository.</text:p>
      <text:p text:style-name="P1"/>
      <text:p text:style-name="P14">Git status:</text:p>
      <text:p text:style-name="P27"/>
      <text:p text:style-name="P1">The <text:span text:style-name="Source_20_Text">git status</text:span> command is used to <text:span text:style-name="Strong_20_Emphasis">check the current state of your working directory</text:span> and <text:span text:style-name="Strong_20_Emphasis">staging area</text:span> in a Git repository. </text:p>
      <text:p text:style-name="P1"/>
      <text:p text:style-name="P15">Git diff:</text:p>
      <text:p text:style-name="P28"/>
      <text:p text:style-name="P1">The <text:span text:style-name="Source_20_Text">git diff</text:span> command is used to <text:span text:style-name="Strong_20_Emphasis">show the differences between files</text:span> in your working directory and the staging area, or between different commits in your Git repository. </text:p>
      <text:p text:style-name="P1"/>
      <text:p text:style-name="P16">Git log:</text:p>
      <text:p text:style-name="P29"/>
      <text:p text:style-name="P29">The <text:span text:style-name="Source_20_Text">git log</text:span> command is used to <text:span text:style-name="Strong_20_Emphasis">view the commit history</text:span> in your Git repository. It shows a detailed list of commits, including information like the commit hash, author, date, and commit message. </text:p>
      <text:p text:style-name="P29"/>
      <text:p text:style-name="P17">Git reset:</text:p>
      <text:p text:style-name="P5"/>
      <text:p text:style-name="P6">The <text:span text:style-name="Source_20_Text">git reset</text:span> command is used to <text:span text:style-name="Strong_20_Emphasis">undo changes</text:span> in your Git repository. It can modify the staging area, your working directory, or even the commit history depending on how it is used.</text:p>
      <text:h text:style-name="P4" text:outline-level="3">Key Options:</text:h>
      <text:list xml:id="list4141801843" text:style-name="L3">
        <text:list-item>
          <text:p text:style-name="P61"><text:span text:style-name="Strong_20_Emphasis"><text:span text:style-name="Source_20_Text">--soft</text:span></text:span>: Keeps changes staged.</text:p>
        </text:list-item>
        <text:list-item>
          <text:p text:style-name="P61"><text:span text:style-name="Strong_20_Emphasis"><text:span text:style-name="Source_20_Text">--mixed</text:span></text:span> (default): Keeps changes in the working directory but unstages them.</text:p>
        </text:list-item>
        <text:list-item>
          <text:p text:style-name="P60"><text:span text:style-name="Strong_20_Emphasis"><text:span text:style-name="Source_20_Text">--hard</text:span></text:span>: Discards all changes and resets everything.</text:p>
        </text:list-item>
      </text:list>
      <text:p text:style-name="P18">Git remote -v:</text:p>
      <text:p text:style-name="P32"/>
      <text:p text:style-name="P33">The <text:span text:style-name="Source_20_Text">git remote -v</text:span> command shows the <text:span text:style-name="Strong_20_Emphasis">remote repositories</text:span> linked to your local Git repository. These are the URLs where your repository is synchronized (pushed to or pulled from).</text:p>
      <text:p text:style-name="P24"><text:soft-page-break/>Git remote add:</text:p>
      <text:p text:style-name="P42">The <text:span text:style-name="Source_20_Text">git remote add</text:span> command is used to link your local Git repository to a remote repository (e.g., on GitHub, GitLab, or Bitbucket). This is how you tell Git where to push your code or fetch updates from. </text:p>
      <text:p text:style-name="P25">Git clone:</text:p>
      <text:p text:style-name="P43">The <text:span text:style-name="Source_20_Text">git clone</text:span> command is used to <text:span text:style-name="Strong_20_Emphasis">copy an entire Git repository</text:span> (including its history, branches, and files) from a remote server to your local machine. It is often the first step when starting to work on an existing project </text:p>
      <text:p text:style-name="P1"/>
      <text:p text:style-name="P19">Git branch c<text:span text:style-name="T5">md</text:span></text:p>
      <text:p text:style-name="P34"/>
      <text:p text:style-name="P9"><text:span text:style-name="Strong_20_Emphasis"><text:span text:style-name="T4">Check Current Branch</text:span></text:span><text:span text:style-name="T4">:</text:span></text:p>
      <text:p text:style-name="P7"><text:span text:style-name="Source_20_Text"><text:tab/>git branch</text:span></text:p>
      <text:p text:style-name="P9">This shows the list of branches and the one you’re currently on (marked with <text:span text:style-name="Source_20_Text">*</text:span>).</text:p>
      <text:p text:style-name="P9"><text:span text:style-name="Strong_20_Emphasis">Create a New Branch</text:span>:</text:p>
      <text:p text:style-name="P7"><text:span text:style-name="Source_20_Text"><text:tab/>git branch new-branch</text:span></text:p>
      <text:p text:style-name="P9">This creates a new branch called <text:span text:style-name="Source_20_Text">new-branch</text:span> but doesn’t switch to it.</text:p>
      <text:p text:style-name="P9"><text:span text:style-name="Strong_20_Emphasis">Switch to the New Branch</text:span>:</text:p>
      <text:p text:style-name="P7"><text:span text:style-name="Source_20_Text"><text:tab/>git checkout new-branch</text:span></text:p>
      <text:p text:style-name="Text_20_body">Or, create and switch to the branch in one step:</text:p>
      <text:p text:style-name="P8"><text:span text:style-name="Source_20_Text"><text:tab/>git checkout -b new-branch</text:span></text:p>
      <text:p text:style-name="P8"><text:span text:style-name="Strong_20_Emphasis">Verify Branch</text:span>:</text:p>
      <text:p text:style-name="P7"><text:span text:style-name="Source_20_Text"><text:tab/>git branch</text:span></text:p>
      <text:p text:style-name="Text_20_body">The new branch should now be listed, and it will have a <text:span text:style-name="Source_20_Text">*</text:span> next to it if you switched to it.</text:p>
      <text:p text:style-name="P20">Git merge:</text:p>
      <text:p text:style-name="P35"/>
      <text:p text:style-name="P36"><text:span text:style-name="Strong_20_Emphasis">Git merge</text:span> combines two branches into one.</text:p>
      <text:p text:style-name="P11"><text:span text:style-name="T6">Switch to the branch you want to merge into (e.g., </text:span><text:span text:style-name="Source_20_Text"><text:span text:style-name="T6">main</text:span></text:span><text:span text:style-name="T6">):</text:span></text:p>
      <text:p text:style-name="P10"><text:soft-page-break/><text:span text:style-name="Source_20_Text"><text:tab/>git checkout main</text:span></text:p>
      <text:p text:style-name="P10">Merge the other branch (e.g., <text:span text:style-name="Source_20_Text">feature-branch</text:span>) into it:</text:p>
      <text:p text:style-name="P7"><text:span text:style-name="Source_20_Text"><text:tab/>git merge feature-branch</text:span></text:p>
      <text:p text:style-name="P35"/>
      <text:p text:style-name="P13">Git Life cycle:</text:p>
      <text:p text:style-name="P1"/>
      <text:p text:style-name="P2">The <text:span text:style-name="Strong_20_Emphasis">Git lifecycle</text:span> is the process that a file goes through when using Git to manage your project. Here's a simple breakdown:</text:p>
      <text:list xml:id="list2065191083" text:style-name="L4">
        <text:list-item>
          <text:p text:style-name="P62"><text:span text:style-name="Strong_20_Emphasis">Untracked</text:span>:<text:line-break/>When you create a new file, Git doesn’t know about it yet. It is <text:span text:style-name="Strong_20_Emphasis">untracked</text:span>.</text:p>
        </text:list-item>
        <text:list-item>
          <text:p text:style-name="P62"><text:span text:style-name="Strong_20_Emphasis">Staged</text:span>:<text:line-break/>You use <text:span text:style-name="Source_20_Text">git add</text:span> to tell Git to track the file. This moves the file to the <text:span text:style-name="Strong_20_Emphasis">staging area</text:span>. The file is ready to be committed.</text:p>
        </text:list-item>
        <text:list-item>
          <text:p text:style-name="P62"><text:span text:style-name="Strong_20_Emphasis">Committed</text:span>:<text:line-break/>After staging, you use <text:span text:style-name="Source_20_Text">git commit</text:span> to save your changes. This creates a snapshot of your file in the Git history.</text:p>
        </text:list-item>
        <text:list-item>
          <text:p text:style-name="P62"><text:span text:style-name="Strong_20_Emphasis">Modified</text:span>:<text:line-break/>If you change the file after committing, it becomes <text:span text:style-name="Strong_20_Emphasis">modified</text:span> (but not yet staged).</text:p>
        </text:list-item>
        <text:list-item>
          <text:p text:style-name="P62"><text:span text:style-name="Strong_20_Emphasis">Staged again</text:span>:<text:line-break/>If you want to save these changes, you stage the modified file again with <text:span text:style-name="Source_20_Text">git add</text:span>.</text:p>
        </text:list-item>
        <text:list-item>
          <text:p text:style-name="P62"><text:span text:style-name="Strong_20_Emphasis">Committed again</text:span>:<text:line-break/>Finally, after staging the changes, you commit them with <text:span text:style-name="Source_20_Text">git commit</text:span> to save another snapshot.</text:p>
        </text:list-item>
      </text:list>
      <text:h text:style-name="Heading_20_3" text:outline-level="3">Simple Workflow:</text:h>
      <text:list xml:id="list3298582424" text:style-name="L5">
        <text:list-item>
          <text:p text:style-name="P64"><text:span text:style-name="Strong_20_Emphasis">Untracked</text:span> → <text:span text:style-name="Strong_20_Emphasis">Staged</text:span> (git add)</text:p>
        </text:list-item>
        <text:list-item>
          <text:p text:style-name="P64"><text:span text:style-name="Strong_20_Emphasis">Staged</text:span> → <text:span text:style-name="Strong_20_Emphasis">Committed</text:span> (git commit)</text:p>
        </text:list-item>
        <text:list-item>
          <text:p text:style-name="P64"><text:span text:style-name="Strong_20_Emphasis">Modified</text:span> → <text:span text:style-name="Strong_20_Emphasis">Staged</text:span> (git add)</text:p>
        </text:list-item>
        <text:list-item>
          <text:p text:style-name="P63"><text:span text:style-name="Strong_20_Emphasis">Staged</text:span> → <text:span text:style-name="Strong_20_Emphasis">Committed</text:span> (git commit)</text:p>
        </text:list-item>
      </text:list>
      <text:p text:style-name="P1"/>
      <text:p text:style-name="P1">.<text:span text:style-name="T2">git folder information:</text:span></text:p>
      <text:p text:style-name="P1"/>
      <text:p text:style-name="P1">The <text:span text:style-name="Strong_20_Emphasis">.git</text:span> folder is located <text:span text:style-name="Strong_20_Emphasis">inside a Git repository</text:span> (which is usually a project folder). It is a <text:span text:style-name="Strong_20_Emphasis">hidden folder</text:span> that Git uses to store all the data and information required for version control. </text:p>
      <text:p text:style-name="P1"><text:soft-page-break/></text:p>
      <text:p text:style-name="P2"><text:span text:style-name="Strong_20_Emphasis"/></text:p>
      <text:p text:style-name="P2"><text:span text:style-name="Strong_20_Emphasis"/></text:p>
      <text:p text:style-name="P40"><text:span text:style-name="Strong_20_Emphasis"><text:span text:style-name="T1"><text:s text:c="12"/>HEAD</text:span></text:span><text:span text:style-name="T1">: </text:span>Tells you which branch you're working on (like <text:span text:style-name="Source_20_Text">main</text:span>).</text:p>
      <text:p text:style-name="P40"><text:span text:style-name="Strong_20_Emphasis"><text:s text:c="12"/>Config</text:span>: Stores settings for your repository, such as remotes (e.g., GitHub) and user info.</text:p>
      <text:list xml:id="list3500170427" text:style-name="L6">
        <text:list-header>
          <text:p text:style-name="P65"><text:span text:style-name="Strong_20_Emphasis">Description</text:span>: A description of the repository (mostly used on Git servers).</text:p>
        </text:list-header>
      </text:list>
      <text:list xml:id="list131374252" text:style-name="L7">
        <text:list-header>
          <text:p text:style-name="P66"><text:span text:style-name="Strong_20_Emphasis">Hooks/</text:span>: Contains scripts to run before or after certain actions (like <text:span text:style-name="Source_20_Text">pre-commit</text:span>).</text:p>
        </text:list-header>
      </text:list>
      <text:list xml:id="list2931944150" text:style-name="L8">
        <text:list-header>
          <text:p text:style-name="P67"><text:span text:style-name="Strong_20_Emphasis">Info/</text:span>: Contains extra info, like the <text:span text:style-name="Source_20_Text">exclude</text:span> file (which works like <text:span text:style-name="Source_20_Text">.gitignore</text:span>).</text:p>
        </text:list-header>
      </text:list>
      <text:list xml:id="list1716385287" text:style-name="L9">
        <text:list-header>
          <text:p text:style-name="P68"><text:span text:style-name="Strong_20_Emphasis">Objects/</text:span>: Stores all the actual data (files, commits, history) for your project.</text:p>
        </text:list-header>
      </text:list>
      <text:list xml:id="list3196055284" text:style-name="L10">
        <text:list-header>
          <text:p text:style-name="P69"><text:span text:style-name="Strong_20_Emphasis">Refs/</text:span>: Stores pointers to branches and tags (e.g., <text:span text:style-name="Source_20_Text">main</text:span> branch).</text:p>
        </text:list-header>
      </text:list>
      <text:list xml:id="list3907540996" text:style-name="L11">
        <text:list-header>
          <text:p text:style-name="P70"><text:span text:style-name="Strong_20_Emphasis">Logs/</text:span>: Keeps a history of changes made to your branches.</text:p>
        </text:list-header>
      </text:list>
      <text:list xml:id="list3716353002" text:style-name="L12">
        <text:list-header>
          <text:p text:style-name="P71"><text:span text:style-name="Strong_20_Emphasis">Index</text:span>: Tracks changes that are staged and ready to be committed.</text:p>
        </text:list-header>
      </text:list>
      <text:list xml:id="list679688208" text:style-name="L13">
        <text:list-header>
          <text:p text:style-name="P72"><text:span text:style-name="Strong_20_Emphasis">Packed-refs</text:span>: Stores references (like branches or tags) in an efficient format.</text:p>
        </text:list-header>
      </text:list>
      <text:p text:style-name="P1"/>
      <text:p text:style-name="P21">Git branch:</text:p>
      <text:p text:style-name="P30"/>
      <text:p text:style-name="P30">A <text:span text:style-name="Strong_20_Emphasis">branch</text:span> in Git is like a separate workspace where you can work on different tasks or features without affecting the main project. </text:p>
      <text:p text:style-name="P30"/>
      <text:p text:style-name="P30">A <text:span text:style-name="Strong_20_Emphasis">release branch</text:span> in Git is a branch used to prepare for a new version of your project. It allows you to finalize the code (bug fixes, testing, and version updates) before making the final release. </text:p>
      <text:p text:style-name="P30"/>
      <text:p text:style-name="P21"/>
      <text:p text:style-name="P22">Git push steps:</text:p>
      <text:p text:style-name="P31"/>
      <text:p text:style-name="P41"><text:span text:style-name="Strong_20_Emphasis"><text:span text:style-name="T3"><text:s text:c="7"/>Initialize Git</text:span></text:span><text:span text:style-name="T3"> (only if you haven’t already):</text:span></text:p>
      <text:list xml:id="list239586115" text:style-name="L14">
        <text:list-header>
          <text:p text:style-name="P45"><text:span text:style-name="Source_20_Text">git init</text:span></text:p>
          <text:p text:style-name="P73">This makes your project a Git repository.</text:p>
        </text:list-header>
        <text:list-item>
          <text:p text:style-name="P73"><text:span text:style-name="Strong_20_Emphasis">Add Your Changes</text:span> (stage files):</text:p>
          <text:p text:style-name="P45"><text:span text:style-name="Source_20_Text">git add .</text:span></text:p>
          <text:p text:style-name="P73"><text:soft-page-break/>This tells Git which changes you want to include in the next commit.</text:p>
        </text:list-item>
        <text:list-item>
          <text:p text:style-name="P73"><text:span text:style-name="Strong_20_Emphasis">Commit Your Changes</text:span> (save your work):</text:p>
          <text:p text:style-name="P45"><text:span text:style-name="Source_20_Text">git commit -m "Your commit message"</text:span></text:p>
          <text:p text:style-name="P73">This records your changes in the Git history.</text:p>
        </text:list-item>
        <text:list-item>
          <text:p text:style-name="P73"><text:span text:style-name="Strong_20_Emphasis">Link Your Local Repo to GitHub</text:span>: Add your GitHub repository as a remote:</text:p>
          <text:p text:style-name="P45"><text:span text:style-name="Source_20_Text">git remote add origin https://github.com/your-username/your-repository.git</text:span></text:p>
        </text:list-item>
        <text:list-item>
          <text:p text:style-name="P73"><text:span text:style-name="Strong_20_Emphasis">Push Your Code to GitHub</text:span>:</text:p>
          <text:p text:style-name="P45"><text:span text:style-name="Source_20_Text">git push -u origin main</text:span></text:p>
          <text:p text:style-name="P73">This uploads your code to GitHub.</text:p>
        </text:list-item>
      </text:list>
      <text:h text:style-name="Heading_20_3" text:outline-level="3"/>
      <text:h text:style-name="Heading_20_3" text:outline-level="3"/>
      <text:h text:style-name="Heading_20_3" text:outline-level="3">Summary:</text:h>
      <text:list xml:id="list1786631077" text:style-name="L15">
        <text:list-item>
          <text:p text:style-name="P75"><text:span text:style-name="Source_20_Text">git init</text:span> – Set up Git.</text:p>
        </text:list-item>
        <text:list-item>
          <text:p text:style-name="P75"><text:span text:style-name="Source_20_Text">git add .</text:span> – Stage your changes.</text:p>
        </text:list-item>
        <text:list-item>
          <text:p text:style-name="P75"><text:span text:style-name="Source_20_Text">git commit -m "message"</text:span> – Commit your changes.</text:p>
        </text:list-item>
        <text:list-item>
          <text:p text:style-name="P75"><text:span text:style-name="Source_20_Text">git remote add origin &lt;url&gt;</text:span> – Link to GitHub.</text:p>
        </text:list-item>
        <text:list-item>
          <text:p text:style-name="P74"><text:span text:style-name="Source_20_Text">git push -u origin main</text:span> – Push your changes.</text:p>
        </text:list-item>
      </text:list>
      <text:p text:style-name="P3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Git Interview questions:</text:p>
      <text:p text:style-name="P57"/>
      <text:h text:style-name="P44" text:outline-level="3"><text:span text:style-name="Strong_20_Emphasis">1. What is Git, and why is it used in DevOps?</text:span></text:h>
      <text:list xml:id="list661259183" text:style-name="L16">
        <text:list-item>
          <text:p text:style-name="P76"><text:span text:style-name="Strong_20_Emphasis">Answer</text:span>: Git is a distributed version control system used to track changes in source code during software development. It enables multiple developers to collaborate, manage code versions, and maintain a history of changes. In DevOps, Git integrates with CI/CD pipelines, ensuring smooth automation and collaboration.</text:p>
        </text:list-item>
      </text:list>
      <text:p text:style-name="Horizontal_20_Line"/>
      <text:h text:style-name="Heading_20_3" text:outline-level="3"><text:span text:style-name="Strong_20_Emphasis">2. Explain the difference between </text:span><text:span text:style-name="Strong_20_Emphasis"><text:span text:style-name="Source_20_Text">git pull</text:span></text:span><text:span text:style-name="Strong_20_Emphasis"> and </text:span><text:span text:style-name="Strong_20_Emphasis"><text:span text:style-name="Source_20_Text">git fetch</text:span></text:span><text:span text:style-name="Strong_20_Emphasis">.</text:span></text:h>
      <text:list xml:id="list2035567619" text:style-name="L17">
        <text:list-item>
          <text:p text:style-name="P78"><text:span text:style-name="Strong_20_Emphasis">Answer</text:span>:</text:p>
          <text:list>
            <text:list-item>
              <text:p text:style-name="P78"><text:span text:style-name="Source_20_Text">git pull</text:span>: Fetches changes from the remote repository and merges them into your current branch.</text:p>
            </text:list-item>
            <text:list-item>
              <text:p text:style-name="P77"><text:span text:style-name="Source_20_Text">git fetch</text:span>: Only downloads the changes from the remote repository without merging. You can review the changes before deciding to merge.</text:p>
            </text:list-item>
          </text:list>
        </text:list-item>
      </text:list>
      <text:p text:style-name="Horizontal_20_Line"/>
      <text:h text:style-name="Heading_20_3" text:outline-level="3"><text:span text:style-name="Strong_20_Emphasis">3. How do you resolve merge conflicts in Git?</text:span></text:h>
      <text:list xml:id="list4254488870" text:style-name="L18">
        <text:list-item>
          <text:p text:style-name="P80"><text:span text:style-name="Strong_20_Emphasis">Answer</text:span>:</text:p>
          <text:list>
            <text:list-item>
              <text:p text:style-name="P80">Identify conflicting files by running <text:span text:style-name="Source_20_Text">git status</text:span>.</text:p>
            </text:list-item>
            <text:list-item>
              <text:p text:style-name="P80">Open the conflicting files and manually edit them to resolve the conflicts (look for <text:span text:style-name="Source_20_Text">&lt;&lt;&lt;&lt;&lt;&lt;</text:span>, <text:span text:style-name="Source_20_Text">======</text:span>, and <text:span text:style-name="Source_20_Text">&gt;&gt;&gt;&gt;&gt;&gt;</text:span> markers).</text:p>
            </text:list-item>
            <text:list-item>
              <text:p text:style-name="P80">After resolving, stage the files using <text:span text:style-name="Source_20_Text">git add</text:span>.</text:p>
            </text:list-item>
            <text:list-item>
              <text:p text:style-name="P79">Commit the changes with <text:span text:style-name="Source_20_Text">git commit</text:span>.</text:p>
            </text:list-item>
          </text:list>
        </text:list-item>
      </text:list>
      <text:p text:style-name="Horizontal_20_Line"/>
      <text:h text:style-name="Heading_20_3" text:outline-level="3"><text:span text:style-name="Strong_20_Emphasis">4. What is the difference between </text:span><text:span text:style-name="Strong_20_Emphasis"><text:span text:style-name="Source_20_Text">git merge</text:span></text:span><text:span text:style-name="Strong_20_Emphasis"> and </text:span><text:span text:style-name="Strong_20_Emphasis"><text:span text:style-name="Source_20_Text">git rebase</text:span></text:span><text:span text:style-name="Strong_20_Emphasis">?</text:span></text:h>
      <text:list xml:id="list1687109669" text:style-name="L19">
        <text:list-item>
          <text:p text:style-name="P82"><text:span text:style-name="Strong_20_Emphasis">Answer</text:span>:</text:p>
          <text:list>
            <text:list-item>
              <text:p text:style-name="P82"><text:span text:style-name="Source_20_Text">git merge</text:span>: Combines changes from one branch into another, creating a new merge commit.</text:p>
            </text:list-item>
            <text:list-item>
              <text:p text:style-name="P81"><text:span text:style-name="Source_20_Text">git rebase</text:span>: Reapplies commits from one branch onto another, resulting in a linear history.</text:p>
            </text:list-item>
          </text:list>
        </text:list-item>
      </text:list>
      <text:p text:style-name="Text_20_body"><text:span text:style-name="Strong_20_Emphasis">When to use</text:span>:</text:p>
      <text:list xml:id="list2247152492" text:style-name="L20">
        <text:list-item>
          <text:p text:style-name="P84">Use <text:span text:style-name="Source_20_Text">merge</text:span> when preserving the branch history is important.</text:p>
        </text:list-item>
        <text:list-item>
          <text:p text:style-name="P83">Use <text:span text:style-name="Source_20_Text">rebase</text:span> for a cleaner, linear history.</text:p>
        </text:list-item>
      </text:list>
      <text:p text:style-name="Horizontal_20_Line"><text:soft-page-break/></text:p>
      <text:h text:style-name="Heading_20_3" text:outline-level="3"><text:span text:style-name="Strong_20_Emphasis">5. How do you undo the last commit in Git?</text:span></text:h>
      <text:list xml:id="list570007710" text:style-name="L21">
        <text:list-item>
          <text:p text:style-name="P86"><text:span text:style-name="Strong_20_Emphasis">Answer</text:span>:</text:p>
          <text:list>
            <text:list-item>
              <text:p text:style-name="P85">To undo the last commit but keep the changes:</text:p>
              <text:p text:style-name="P46"><text:span text:style-name="Source_20_Text">git reset --soft HEAD~1</text:span></text:p>
            </text:list-item>
            <text:list-item>
              <text:p text:style-name="P85">To undo the last commit and discard the changes:</text:p>
              <text:p text:style-name="P46"><text:span text:style-name="Source_20_Text">git reset --hard HEAD~1</text:span></text:p>
            </text:list-item>
          </text:list>
        </text:list-item>
      </text:list>
      <text:p text:style-name="Horizontal_20_Line"/>
      <text:h text:style-name="Heading_20_3" text:outline-level="3"><text:span text:style-name="Strong_20_Emphasis">6. What is a detached HEAD in Git?</text:span></text:h>
      <text:list xml:id="list428469761" text:style-name="L22">
        <text:list-item>
          <text:p text:style-name="P87"><text:span text:style-name="Strong_20_Emphasis">Answer</text:span>: A detached HEAD occurs when you checkout a specific commit instead of a branch. In this state, any new commits won't be associated with a branch until you explicitly create or move to a branch.</text:p>
        </text:list-item>
      </text:list>
      <text:p text:style-name="Horizontal_20_Line"/>
      <text:h text:style-name="Heading_20_3" text:outline-level="3"><text:span text:style-name="Strong_20_Emphasis">7. How do you delete a branch in Git?</text:span></text:h>
      <text:list xml:id="list2089657383" text:style-name="L23">
        <text:list-item>
          <text:p text:style-name="P89"><text:span text:style-name="Strong_20_Emphasis">Answer</text:span>:</text:p>
          <text:list>
            <text:list-item>
              <text:p text:style-name="P88">Delete a local branch:</text:p>
              <text:p text:style-name="P47"><text:span text:style-name="Source_20_Text">git branch -d branch_name</text:span></text:p>
            </text:list-item>
            <text:list-item>
              <text:p text:style-name="P88">Force delete a local branch:</text:p>
              <text:p text:style-name="P47"><text:span text:style-name="Source_20_Text">git branch -D branch_name</text:span></text:p>
            </text:list-item>
            <text:list-item>
              <text:p text:style-name="P88">Delete a remote branch:</text:p>
              <text:p text:style-name="P47"><text:span text:style-name="Source_20_Text">git push origin --delete branch_name</text:span></text:p>
            </text:list-item>
          </text:list>
        </text:list-item>
      </text:list>
      <text:p text:style-name="Horizontal_20_Line"/>
      <text:h text:style-name="Heading_20_3" text:outline-level="3"><text:span text:style-name="Strong_20_Emphasis">8. What is the purpose of Git Stash, and how do you use it?</text:span></text:h>
      <text:list xml:id="list1995372264" text:style-name="L24">
        <text:list-item>
          <text:p text:style-name="P90"><text:span text:style-name="Strong_20_Emphasis">Answer</text:span>: Git stash temporarily stores uncommitted changes so you can work on something else without losing progress.</text:p>
        </text:list-item>
        <text:list-item>
          <text:p text:style-name="P90">Commands:</text:p>
          <text:list>
            <text:list-item>
              <text:p text:style-name="P90">Stash changes:</text:p>
              <text:p text:style-name="P48"><text:soft-page-break/><text:span text:style-name="Source_20_Text">git stash</text:span></text:p>
            </text:list-item>
            <text:list-item>
              <text:p text:style-name="P90">Apply stashed changes:</text:p>
              <text:p text:style-name="P48"><text:span text:style-name="Source_20_Text">git stash apply</text:span></text:p>
            </text:list-item>
            <text:list-item>
              <text:p text:style-name="P90">View stash list:</text:p>
              <text:p text:style-name="P48"><text:span text:style-name="Source_20_Text">git stash list</text:span></text:p>
            </text:list-item>
          </text:list>
        </text:list-item>
      </text:list>
      <text:p text:style-name="Horizontal_20_Line"/>
      <text:h text:style-name="Heading_20_3" text:outline-level="3"><text:span text:style-name="Strong_20_Emphasis">9. What are Git hooks? How have you used them?</text:span></text:h>
      <text:list xml:id="list1658381429" text:style-name="L25">
        <text:list-item>
          <text:p text:style-name="P91"><text:span text:style-name="Strong_20_Emphasis">Answer</text:span>: Git hooks are custom scripts that run automatically in response to Git events, such as commits or pushes. They are used for tasks like linting code, running tests, or validating commit messages.</text:p>
        </text:list-item>
      </text:list>
      <text:p text:style-name="Horizontal_20_Line"/>
      <text:h text:style-name="Heading_20_3" text:outline-level="3"><text:span text:style-name="Strong_20_Emphasis">10. What is the purpose of the </text:span><text:span text:style-name="Strong_20_Emphasis"><text:span text:style-name="Source_20_Text">.gitignore</text:span></text:span><text:span text:style-name="Strong_20_Emphasis"> file?</text:span></text:h>
      <text:list xml:id="list1353835574" text:style-name="L26">
        <text:list-item>
          <text:p text:style-name="P92"><text:span text:style-name="Strong_20_Emphasis">Answer</text:span>: The <text:span text:style-name="Source_20_Text">.gitignore</text:span> file specifies which files or directories should be ignored by Git. This is useful for excluding temporary files, build artifacts, or sensitive files like credentials.</text:p>
        </text:list-item>
      </text:list>
      <text:p text:style-name="Text_20_body">Example:</text:p>
      <text:p text:style-name="P49"><text:span text:style-name="Source_20_Text"># Ignore node_modules directory</text:span></text:p>
      <text:p text:style-name="P49"><text:span text:style-name="Source_20_Text">node_modules/</text:span></text:p>
      <text:p text:style-name="P49"/>
      <text:p text:style-name="P49"><text:span text:style-name="Source_20_Text"># Ignore log files</text:span></text:p>
      <text:p text:style-name="P7"><text:span text:style-name="Source_20_Text">*.log</text:span></text:p>
      <text:p text:style-name="Horizontal_20_Line"/>
      <text:h text:style-name="Heading_20_3" text:outline-level="3"><text:span text:style-name="Strong_20_Emphasis">11. How do you reapply a commit from one branch to another?</text:span></text:h>
      <text:list xml:id="list2838314504" text:style-name="L27">
        <text:list-item>
          <text:p text:style-name="P93"><text:span text:style-name="Strong_20_Emphasis">Answer</text:span>: Use <text:span text:style-name="Source_20_Text">git cherry-pick</text:span> to apply a specific commit to another branch:</text:p>
          <text:p text:style-name="P51"><text:span text:style-name="Source_20_Text">git checkout target_branch</text:span></text:p>
          <text:p text:style-name="P52"><text:span text:style-name="Source_20_Text">git cherry-pick &lt;commit_hash&gt;</text:span></text:p>
        </text:list-item>
      </text:list>
      <text:p text:style-name="Horizontal_20_Line"/>
      <text:h text:style-name="Heading_20_3" text:outline-level="3"><text:span text:style-name="Strong_20_Emphasis">12. What is Gitflow Workflow, and how does it work?</text:span></text:h>
      <text:list xml:id="list3893019110" text:style-name="L28">
        <text:list-item>
          <text:p text:style-name="P95"><text:span text:style-name="Strong_20_Emphasis">Answer</text:span>: Gitflow is a branching model for Git that uses feature, develop, release, and hotfix branches to manage the lifecycle of a project.</text:p>
          <text:list>
            <text:list-item>
              <text:p text:style-name="P95"><text:span text:style-name="Strong_20_Emphasis">Develop</text:span>: Main development branch.</text:p>
            </text:list-item>
            <text:list-item>
              <text:p text:style-name="P95"><text:span text:style-name="Strong_20_Emphasis">Feature</text:span>: For individual features or tasks.</text:p>
            </text:list-item>
            <text:list-item>
              <text:p text:style-name="P95"><text:soft-page-break/><text:span text:style-name="Strong_20_Emphasis">Release</text:span>: To prepare for a new production release.</text:p>
            </text:list-item>
            <text:list-item>
              <text:p text:style-name="P94"><text:span text:style-name="Strong_20_Emphasis">Hotfix</text:span>: For urgent fixes in production.</text:p>
            </text:list-item>
          </text:list>
        </text:list-item>
      </text:list>
      <text:p text:style-name="Horizontal_20_Line"/>
      <text:h text:style-name="Heading_20_3" text:outline-level="3"><text:span text:style-name="Strong_20_Emphasis">13. How do you tag a commit in Git?</text:span></text:h>
      <text:list xml:id="list1260455676" text:style-name="L29">
        <text:list-item>
          <text:p text:style-name="P97"><text:span text:style-name="Strong_20_Emphasis">Answer</text:span>:</text:p>
          <text:list>
            <text:list-item>
              <text:p text:style-name="P96">Create a tag:</text:p>
              <text:p text:style-name="P53"><text:span text:style-name="Source_20_Text">git tag v1.0.0</text:span></text:p>
            </text:list-item>
            <text:list-item>
              <text:p text:style-name="P96">Push tags to the remote repository:</text:p>
              <text:p text:style-name="P53"><text:span text:style-name="Source_20_Text">git push origin --tags</text:span></text:p>
            </text:list-item>
          </text:list>
        </text:list-item>
      </text:list>
      <text:p text:style-name="Horizontal_20_Line"/>
      <text:h text:style-name="Heading_20_3" text:outline-level="3"><text:span text:style-name="Strong_20_Emphasis">14. What is the difference between </text:span><text:span text:style-name="Strong_20_Emphasis"><text:span text:style-name="Source_20_Text">origin</text:span></text:span><text:span text:style-name="Strong_20_Emphasis"> and </text:span><text:span text:style-name="Strong_20_Emphasis"><text:span text:style-name="Source_20_Text">upstream</text:span></text:span><text:span text:style-name="Strong_20_Emphasis"> in Git?</text:span></text:h>
      <text:list xml:id="list2476480637" text:style-name="L30">
        <text:list-item>
          <text:p text:style-name="P99"><text:span text:style-name="Strong_20_Emphasis">Answer</text:span>:</text:p>
          <text:list>
            <text:list-item>
              <text:p text:style-name="P99"><text:span text:style-name="Source_20_Text">origin</text:span>: Refers to the remote repository you cloned from.</text:p>
            </text:list-item>
            <text:list-item>
              <text:p text:style-name="P98"><text:span text:style-name="Source_20_Text">upstream</text:span>: Used in forked repositories to point to the original repository.</text:p>
            </text:list-item>
          </text:list>
        </text:list-item>
      </text:list>
      <text:p text:style-name="Horizontal_20_Line"/>
      <text:h text:style-name="Heading_20_3" text:outline-level="3"><text:span text:style-name="Strong_20_Emphasis">15. What are some common Git configuration commands you use?</text:span></text:h>
      <text:list xml:id="list1851486251" text:style-name="L31">
        <text:list-item>
          <text:p text:style-name="P101"><text:span text:style-name="Strong_20_Emphasis">Answer</text:span>:</text:p>
          <text:list>
            <text:list-item>
              <text:p text:style-name="P100">Set user name:</text:p>
              <text:p text:style-name="P54"><text:span text:style-name="Source_20_Text">git config --global user.name "Your Name"</text:span></text:p>
            </text:list-item>
            <text:list-item>
              <text:p text:style-name="P100">Set user email:</text:p>
              <text:p text:style-name="P54"><text:span text:style-name="Source_20_Text">git config --global user.email "you@example.com"</text:span></text:p>
            </text:list-item>
            <text:list-item>
              <text:p text:style-name="P100">View configuration:</text:p>
              <text:p text:style-name="P54"><text:span text:style-name="Source_20_Text">git config --list</text:span></text:p>
            </text:list-item>
          </text:list>
        </text:list-item>
      </text:list>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05T13:16:54.085000000</dc:date>
    <meta:editing-duration>PT3H17M14S</meta:editing-duration>
    <meta:editing-cycles>19</meta:editing-cycles>
    <meta:generator>LibreOffice/7.3.4.2$Windows_X86_64 LibreOffice_project/728fec16bd5f605073805c3c9e7c4212a0120dc5</meta:generator>
    <meta:document-statistic meta:table-count="0" meta:image-count="0" meta:object-count="0" meta:page-count="10" meta:paragraph-count="186" meta:word-count="1927" meta:character-count="10861" meta:non-whitespace-character-count="9167"/>
  </office:meta>
</office:document-meta>
</file>